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ea" svg:font-family="+mn-ea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P9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11" style:family="paragraph">
      <style:paragraph-properties fo:margin-left="0.599cm" fo:margin-right="0cm" fo:margin-top="0cm" fo:margin-bottom="0cm" fo:line-height="100%" fo:text-indent="-0.595cm" style:punctuation-wrap="simple" style:line-break="strict"/>
    </style:style>
    <style:style style:name="T1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color="#000000" style:text-position="0% 100%" style:font-name="Century Schoolbook" fo:font-size="72pt" fo:language="es" fo:country="ES" style:text-underline-style="solid" style:text-underline-width="auto" style:text-underline-color="font-color" fo:font-weight="bold" style:font-size-asian="72pt" style:language-asian="es" style:country-asian="ES" style:font-weight-asian="bold" style:font-size-complex="72pt" style:language-complex="es" style:country-complex="ES" style:font-weight-complex="bold"/>
    </style:style>
    <style:style style:name="T4" style:family="text">
      <style:text-properties fo:color="#000000" style:text-position="0% 100%" style:font-name="Century Schoolbook" fo:font-size="80pt" fo:language="es" fo:country="BO" fo:font-weight="bold" style:font-size-asian="80pt" style:language-asian="es" style:country-asian="BO" style:font-weight-asian="bold" style:font-size-complex="80pt" style:language-complex="es" style:country-complex="BO" style:font-weight-complex="bold"/>
    </style:style>
    <style:style style:name="T5" style:family="text">
      <style:text-properties fo:color="#000000" style:text-position="0% 100%" style:font-name="Century Schoolbook" fo:font-size="24pt" fo:language="es" fo:country="BO" fo:font-weight="bold" style:font-size-asian="24pt" style:language-asian="es" style:country-asian="BO" style:font-weight-asian="bold" style:font-size-complex="24pt" style:language-complex="es" style:country-complex="BO" style:font-weight-complex="bold"/>
    </style:style>
    <style:style style:name="T6" style:family="text">
      <style:text-properties fo:color="#000000" style:text-position="0% 100%" style:font-name="Century Schoolbook" fo:font-size="60pt" fo:language="es" fo:country="ES" fo:font-weight="bold" style:font-size-asian="60pt" style:language-asian="es" style:country-asian="ES" style:font-weight-asian="bold" style:font-size-complex="60pt" style:language-complex="es" style:country-complex="ES" style:font-weight-complex="bold"/>
    </style:style>
    <style:style style:name="T7" style:family="text">
      <style:text-properties fo:color="#000000" style:text-position="0% 100%" style:font-name="Century Schoolbook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8" style:family="text">
      <style:text-properties fo:color="#000000" style:text-position="0% 100%" style:font-name="Arial" fo:font-size="20pt" fo:language="es" fo:country="ES" style:font-name-asian="Tahoma1" style:font-size-asian="20pt" style:language-asian="es" style:country-asian="ES" style:font-name-complex="Tahoma1" style:font-size-complex="20pt" style:language-complex="es" style:country-complex="ES"/>
    </style:style>
    <style:style style:name="T9" style:family="text">
      <style:text-properties fo:color="#000000" style:text-position="0% 100%" style:font-name="Calibri" fo:font-size="12pt" fo:language="es" fo:country="ES" style:font-name-asian="+mn-ea" style:font-size-asian="12pt" style:language-asian="es" style:country-asian="ES" style:font-name-complex="+mn-ea" style:font-size-complex="12pt" style:language-complex="es" style:country-complex="ES"/>
    </style:style>
    <style:style style:name="T10" style:family="text">
      <style:text-properties fo:color="#000000" style:text-position="0% 100%" style:font-name="Century Schoolbook" fo:font-size="66pt" fo:language="es" fo:country="ES" fo:font-weight="bold" style:font-size-asian="66pt" style:language-asian="es" style:country-asian="ES" style:font-weight-asian="bold" style:font-size-complex="66pt" style:language-complex="es" style:country-complex="ES" style:font-weight-complex="bold"/>
    </style:style>
    <style:style style:name="T11" style:family="text">
      <style:text-properties style:text-position="0% 100%" style:font-name="Arial" fo:font-size="20pt" fo:language="es" fo:country="ES" style:font-name-asian="Tahoma1" style:font-size-asian="20pt" style:language-asian="es" style:country-asian="ES" style:font-name-complex="Tahoma1" style:font-size-complex="20pt" style:language-complex="es" style:country-complex="ES"/>
    </style:style>
    <style:style style:name="T12" style:family="text">
      <style:text-properties fo:color="#000000" style:text-position="0% 100%" style:font-name="Century Schoolbook" fo:font-size="72pt" fo:language="es" fo:country="ES" fo:font-weight="bold" style:font-size-asian="72pt" style:language-asian="es" style:country-asian="ES" style:font-weight-asian="bold" style:font-size-complex="72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2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4" draw:layer="layout" svg:width="22.86cm" svg:height="4.586cm" svg:x="1.27cm" svg:y="7.232cm">
          <text:list text:style-name="L1">
            <text:list-header>
              <text:p text:style-name="P3"><text:span text:style-name="T3">AL QUE ESTA</text:span><text:span text:style-name="T3"><text:line-break/></text:span><text:span text:style-name="T3">EN EL TRO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2.86cm" svg:height="3.175cm" svg:x="1.27cm" svg:y="7.938cm">
          <text:list text:style-name="L1">
            <text:list-header>
              <text:p text:style-name="P7"><text:span text:style-name="T4">OH OH OH, OH OH O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2.061cm" svg:height="1.402cm" svg:x="10.442cm" svg:y="15.725cm">
          <text:list text:style-name="L2">
            <text:list-item>
              <text:p text:style-name="P9"><text:span text:style-name="T5">Quien se comparará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3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8">VERSO 1</text:span></text:p>
                </text:list-header>
              </text:list>
            </draw:text-box>
          </draw:frame>
          <draw:custom-shape draw:style-name="gr11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redeterminado"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12.061cm" svg:height="1.403cm" svg:x="11.553cm" svg:y="17.052cm">
          <text:list text:style-name="L2">
            <text:list-item>
              <text:p text:style-name="P9"><text:span text:style-name="T7">Quien se comparará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4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15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5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1</text:span></text:p>
                </text:list-header>
              </text:list>
            </draw:text-box>
          </draw:frame>
          <draw:custom-shape draw:style-name="gr19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redeterminado"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12.061cm" svg:height="1.402cm" svg:x="11.752cm" svg:y="17.251cm">
          <text:list text:style-name="L2">
            <text:list-item>
              <text:p text:style-name="P9"><text:span text:style-name="T7">Autor de vida y luz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23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>
        <draw:custom-shape draw:style-name="gr2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22.86cm" svg:height="3.175cm" svg:x="1.27cm" svg:y="7.938cm">
          <text:list text:style-name="L1">
            <text:list-header>
              <text:p text:style-name="P7"><text:span text:style-name="T10">AUTOR DE VIDA Y LUZ, VENCISTE MUERTE Y CRUZ <text:s/>POR SIEMPRE VICTORIOS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0" draw:layer="layout" svg:width="12.061cm" svg:height="1.402cm" svg:x="11.95cm" svg:y="17.066cm">
          <text:list text:style-name="L2">
            <text:list-item>
              <text:p text:style-name="P9"><text:span text:style-name="T7">Tu nombre sin igu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27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>
        <draw:custom-shape draw:style-name="gr2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22.86cm" svg:height="3.175cm" svg:x="1.27cm" svg:y="7.938cm">
          <text:list text:style-name="L1">
            <text:list-header>
              <text:p text:style-name="P7"><text:span text:style-name="T6">TU NOMBRE SIN IGUAL, PRINCIPIO Y FINAL</text:span><text:span text:style-name="T6"><text:line-break/></text:span><text:span text:style-name="T6">QUE TODA LENGUA CLAM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12.061cm" svg:height="1.403cm" svg:x="11.752cm" svg:y="17.052cm">
          <text:list text:style-name="L2">
            <text:list-item>
              <text:p text:style-name="P9"><text:span text:style-name="T7">Quien se comparará 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31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>
        <draw:custom-shape draw:style-name="gr3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9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8">VERSO 1</text:span></text:p>
                </text:list-header>
              </text:list>
            </draw:text-box>
          </draw:frame>
          <draw:custom-shape draw:style-name="gr35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>
        <draw:custom-shape draw:style-name="gr3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0" draw:layer="layout" svg:width="12.061cm" svg:height="1.403cm" svg:x="11.553cm" svg:y="17.052cm">
          <text:list text:style-name="L2">
            <text:list-item>
              <text:p text:style-name="P9"><text:span text:style-name="T7">Quien se comparará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0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39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>
        <draw:custom-shape draw:style-name="gr4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1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1</text:span></text:p>
                </text:list-header>
              </text:list>
            </draw:text-box>
          </draw:frame>
          <draw:custom-shape draw:style-name="gr43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redeterminado">
        <draw:custom-shape draw:style-name="gr4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0" draw:layer="layout" svg:width="12.061cm" svg:height="1.402cm" svg:x="11.752cm" svg:y="17.251cm">
          <text:list text:style-name="L2">
            <text:list-item>
              <text:p text:style-name="P9"><text:span text:style-name="T7">Autor de vida y luz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2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47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redeterminado">
        <draw:custom-shape draw:style-name="gr4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8" draw:layer="layout" svg:width="22.86cm" svg:height="3.175cm" svg:x="1.27cm" svg:y="7.938cm">
          <text:list text:style-name="L1">
            <text:list-header>
              <text:p text:style-name="P7"><text:span text:style-name="T10">AUTOR DE VIDA Y LUZ, VENCISTE MUERTE Y CRUZ <text:s/>POR SIEMPRE VICTORIOS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0" draw:layer="layout" svg:width="12.061cm" svg:height="1.402cm" svg:x="11.95cm" svg:y="17.066cm">
          <text:list text:style-name="L2">
            <text:list-item>
              <text:p text:style-name="P9"><text:span text:style-name="T7">Tu nombre sin igu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3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51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>
        <draw:custom-shape draw:style-name="gr5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8" draw:layer="layout" svg:width="22.86cm" svg:height="3.175cm" svg:x="1.27cm" svg:y="7.938cm">
          <text:list text:style-name="L1">
            <text:list-header>
              <text:p text:style-name="P7"><text:span text:style-name="T6">TU NOMBRE SIN IGUAL, PRINCIPIO Y FINAL</text:span><text:span text:style-name="T6"><text:line-break/></text:span><text:span text:style-name="T6">QUE TODA LENGUA CLAM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0" draw:layer="layout" svg:width="12.061cm" svg:height="1.403cm" svg:x="11.752cm" svg:y="17.052cm">
          <text:list text:style-name="L2">
            <text:list-item>
              <text:p text:style-name="P9"><text:span text:style-name="T7">Al que está en el tron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4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55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>
        <draw:custom-shape draw:style-name="gr5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8" draw:layer="layout" svg:width="24.011cm" svg:height="3.175cm" svg:x="0.595cm" svg:y="7.938cm">
          <text:list text:style-name="L1">
            <text:list-header>
              <text:p text:style-name="P7"><text:span text:style-name="T10">AL QUE ESTÁ EN EL TRONO, AL CORDERO SANTO </text:span><text:span text:style-name="T10"><text:line-break/></text:span><text:span text:style-name="T10">LA GLORIA, TODA ADOR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0" draw:layer="layout" svg:width="12.061cm" svg:height="1.403cm" svg:x="11.509cm" svg:y="17.052cm">
          <text:list text:style-name="L2">
            <text:list-item>
              <text:p text:style-name="P9"><text:span text:style-name="T7">Al que está en el tron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5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CORO</text:span></text:p>
                </text:list-header>
              </text:list>
            </draw:text-box>
          </draw:frame>
          <draw:custom-shape draw:style-name="gr59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redeterminado">
        <draw:custom-shape draw:style-name="gr6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8" draw:layer="layout" svg:width="24.011cm" svg:height="3.175cm" svg:x="0.595cm" svg:y="7.938cm">
          <text:list text:style-name="L1">
            <text:list-header>
              <text:p text:style-name="P7"><text:span text:style-name="T10">AL QUE ESTÁ EN EL TRONO, AL CORDERO SANTO </text:span><text:span text:style-name="T10"><text:line-break/></text:span><text:span text:style-name="T10">LA GLORIA, TODA ADOR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12.061cm" svg:height="1.403cm" svg:x="11.509cm" svg:y="17.052cm">
          <text:list text:style-name="L2">
            <text:list-item>
              <text:p text:style-name="P9"><text:span text:style-name="T7">Quien se comparará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6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CORO</text:span></text:p>
                </text:list-header>
              </text:list>
            </draw:text-box>
          </draw:frame>
          <draw:custom-shape draw:style-name="gr63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redeterminado">
        <draw:custom-shape draw:style-name="gr6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7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1</text:span></text:p>
                </text:list-header>
              </text:list>
            </draw:text-box>
          </draw:frame>
          <draw:custom-shape draw:style-name="gr67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redeterminado">
        <draw:custom-shape draw:style-name="gr6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0" draw:layer="layout" svg:width="12.061cm" svg:height="1.403cm" svg:x="11.553cm" svg:y="17.052cm">
          <text:list text:style-name="L2">
            <text:list-item>
              <text:p text:style-name="P9"><text:span text:style-name="T7">Quien se comparará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8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71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redeterminado">
        <draw:custom-shape draw:style-name="gr7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draw:layer="layout" svg:width="24.011cm" svg:height="3.175cm" svg:x="0.595cm" svg:y="7.938cm">
          <text:list text:style-name="L1">
            <text:list-header>
              <text:p text:style-name="P7"><text:span text:style-name="T6">QUIÉN SE COMPARARÁ,</text:span><text:span text:style-name="T6"><text:line-break/></text:span><text:span text:style-name="T6">SEÑOR A TU HERMOSURA, <text:s/>GRANDE EN MAJEST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2.061cm" svg:height="1.402cm" svg:x="12.347cm" svg:y="17.251cm">
          <text:list text:style-name="L2">
            <text:list-item>
              <text:p text:style-name="P9"><text:span text:style-name="T7">Tu Reino sin fin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9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1</text:span></text:p>
                </text:list-header>
              </text:list>
            </draw:text-box>
          </draw:frame>
          <draw:custom-shape draw:style-name="gr75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redeterminado">
        <draw:custom-shape draw:style-name="gr7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8" draw:layer="layout" svg:width="22.86cm" svg:height="3.175cm" svg:x="1.27cm" svg:y="7.938cm">
          <text:list text:style-name="L1">
            <text:list-header>
              <text:p text:style-name="P7"><text:span text:style-name="T10">TU REINO SIN FINAL,</text:span><text:span text:style-name="T10"><text:line-break/></text:span><text:span text:style-name="T10">FUERTE Y PODEROSO PRÍNCIPE DE PA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0" draw:layer="layout" svg:width="12.061cm" svg:height="1.402cm" svg:x="11.752cm" svg:y="17.251cm">
          <text:list text:style-name="L2">
            <text:list-item>
              <text:p text:style-name="P9"><text:span text:style-name="T7">Autor de vida y luz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0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VERSO 2</text:span></text:p>
                </text:list-header>
              </text:list>
            </draw:text-box>
          </draw:frame>
          <draw:custom-shape draw:style-name="gr79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redeterminado">
        <draw:custom-shape draw:style-name="gr8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8" draw:layer="layout" svg:width="22.86cm" svg:height="3.175cm" svg:x="1.27cm" svg:y="7.938cm">
          <text:list text:style-name="L1">
            <text:list-header>
              <text:p text:style-name="P7"><text:span text:style-name="T10">AUTOR DE VIDA Y LUZ, VENCISTE MUERTE Y CRUZ <text:s/>POR SIEMPRE VICTORIOS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0" draw:layer="layout" svg:width="12.061cm" svg:height="1.402cm" svg:x="11.95cm" svg:y="17.066cm">
          <text:list text:style-name="L2">
            <text:list-item>
              <text:p text:style-name="P9"><text:span text:style-name="T7">Tu nombre sin igua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1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83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redeterminado">
        <draw:custom-shape draw:style-name="gr8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8" draw:layer="layout" svg:width="22.86cm" svg:height="3.175cm" svg:x="1.27cm" svg:y="7.938cm">
          <text:list text:style-name="L1">
            <text:list-header>
              <text:p text:style-name="P7"><text:span text:style-name="T6">TU NOMBRE SIN IGUAL, PRINCIPIO Y FINAL</text:span><text:span text:style-name="T6"><text:line-break/></text:span><text:span text:style-name="T6">QUE TODA LENGUA CLAM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0" draw:layer="layout" svg:width="12.061cm" svg:height="1.403cm" svg:x="11.752cm" svg:y="17.052cm">
          <text:list text:style-name="L2">
            <text:list-item>
              <text:p text:style-name="P9"><text:span text:style-name="T7">Al que está en el tron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2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RE-CORO</text:span></text:p>
                </text:list-header>
              </text:list>
            </draw:text-box>
          </draw:frame>
          <draw:custom-shape draw:style-name="gr87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Predeterminado">
        <draw:custom-shape draw:style-name="gr8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8" draw:layer="layout" svg:width="24.011cm" svg:height="3.175cm" svg:x="0.595cm" svg:y="7.938cm">
          <text:list text:style-name="L1">
            <text:list-header>
              <text:p text:style-name="P7"><text:span text:style-name="T10">AL QUE ESTÁ EN EL TRONO, AL CORDERO SANTO </text:span><text:span text:style-name="T10"><text:line-break/></text:span><text:span text:style-name="T10">LA GLORIA, TODA ADOR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0" draw:layer="layout" svg:width="12.061cm" svg:height="1.403cm" svg:x="11.509cm" svg:y="17.052cm">
          <text:list text:style-name="L2">
            <text:list-item>
              <text:p text:style-name="P9"><text:span text:style-name="T7">Al que está en el tron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3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CORO</text:span></text:p>
                </text:list-header>
              </text:list>
            </draw:text-box>
          </draw:frame>
          <draw:custom-shape draw:style-name="gr91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Predeterminado">
        <draw:custom-shape draw:style-name="gr9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8" draw:layer="layout" svg:width="24.011cm" svg:height="3.175cm" svg:x="0.595cm" svg:y="7.938cm">
          <text:list text:style-name="L1">
            <text:list-header>
              <text:p text:style-name="P7"><text:span text:style-name="T10">AL QUE ESTÁ EN EL TRONO, AL CORDERO SANTO </text:span><text:span text:style-name="T10"><text:line-break/></text:span><text:span text:style-name="T10">LA GLORIA, TODA ADOR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0" draw:layer="layout" svg:width="12.061cm" svg:height="1.403cm" svg:x="11.509cm" svg:y="17.052cm">
          <text:list text:style-name="L2">
            <text:list-item>
              <text:p text:style-name="P9"><text:span text:style-name="T7">(Puente) Santo, Sant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4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CORO</text:span></text:p>
                </text:list-header>
              </text:list>
            </draw:text-box>
          </draw:frame>
          <draw:custom-shape draw:style-name="gr95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Predeterminado">
        <draw:custom-shape draw:style-name="gr9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8" draw:layer="layout" svg:width="22.86cm" svg:height="3.175cm" svg:x="1.27cm" svg:y="7.938cm">
          <text:list text:style-name="L1">
            <text:list-header>
              <text:p text:style-name="P7"><text:span text:style-name="T12">SANTO, SANTO,</text:span><text:span text:style-name="T12"><text:line-break/></text:span><text:span text:style-name="T12">DIOS PODEROS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5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1">PUENTE</text:span></text:p>
                </text:list-header>
              </text:list>
            </draw:text-box>
          </draw:frame>
          <draw:custom-shape draw:style-name="gr98" draw:text-style-name="P2" draw:layer="layout" svg:width="8.255cm" svg:height="1.27cm" svg:x="10.791cm" svg:y="24.126cm">
            <text:list text:style-name="L1">
              <text:list-header>
                <text:p text:style-name="P1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ea" svg:font-family="+mn-ea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2f2f2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entury Schoolbook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5-07-26T22:50:23</dc:date>
    <meta:editing-cycles>99</meta:editing-cycles>
    <meta:editing-duration>PT22H46M</meta:editing-duration>
    <meta:document-statistic meta:object-count="170"/>
    <meta:generator>LibreOffice/6.4.1.2$Linux_x86 LibreOffice_project/40$Build-2</meta:generator>
    <meta:user-defined meta:name="AppVersion">14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